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Имя ресурс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ма</text:p>
          </table:table-cell>
          <table:table-cell office:value-type="string" calcext:value-type="string">
            <text:p>Тема ресурса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Счет ресурса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оздатель</text:p>
          </table:table-cell>
          <table:table-cell office:value-type="string" calcext:value-type="string">
            <text:p>Сущность, ответственная за создание ресурса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Издатель</text:p>
          </table:table-cell>
          <table:table-cell office:value-type="string" calcext:value-type="string">
            <text:p>Объект, ответственный за предоставление ресурса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втор</text:p>
          </table:table-cell>
          <table:table-cell office:value-type="string" calcext:value-type="string">
            <text:p>Объект, ответственный за внесение дополнений в ресурс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Точка или период времени, связанные с событием в жизненном цикле ресурса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Характер или жанр ресурса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Формат</text:p>
          </table:table-cell>
          <table:table-cell office:value-type="string" calcext:value-type="string">
            <text:p>Формат файла, физический носитель или размеры ресурса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Идентификатор</text:p>
          </table:table-cell>
          <table:table-cell office:value-type="string" calcext:value-type="string">
            <text:p>Однозначная ссылка на ресурс в данном контексте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Источник</text:p>
          </table:table-cell>
          <table:table-cell office:value-type="string" calcext:value-type="string">
            <text:p>Связанный ресурс, на основе которого создается описанный ресурс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Язык ресурса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Отношение</text:p>
          </table:table-cell>
          <table:table-cell office:value-type="string" calcext:value-type="string">
            <text:p>Связанный ресурс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Охват</text:p>
          </table:table-cell>
          <table:table-cell office:value-type="string" calcext:value-type="string">
            <text:p>Пространственная или темпоральная тема ресурса, пространственная применимость ресурса, или юрисдикция, под которой имеет значение ресурс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рава</text:p>
          </table:table-cell>
          <table:table-cell office:value-type="string" calcext:value-type="string">
            <text:p>Информация о правах, содержащихся в ресурсе и над ресурсом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выпукло</text:p>
          </table:table-cell>
          <table:table-cell office:value-type="string" calcext:value-type="string">
            <text:p>Дата официального оформления ресурс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